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20000029D000000A0265776DD.eps" manifest:media-type=""/>
  <manifest:file-entry manifest:full-path="Pictures/20000001000000ED00000129CBC32BD1.svm" manifest:media-type=""/>
  <manifest:file-entry manifest:full-path="Pictures/200000010000010F000000D85E522DB8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CD000001292BF874FE.svm" manifest:media-type=""/>
  <manifest:file-entry manifest:full-path="Pictures/20000001000000ED0000012970302B25.svm" manifest:media-type=""/>
  <manifest:file-entry manifest:full-path="Pictures/200000010000012400000124B71AD160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4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96cm" svg:height="2.031cm" svg:x="1.856cm" svg:y="0.703cm">
          <draw:image xlink:href="Pictures/200000020000029D000000A0265776DD.eps" xlink:type="simple" xlink:show="embed" xlink:actuate="onLoad">
            <text:p/>
          </draw:image>
        </draw:frame>
        <draw:frame draw:style-name="gr2" draw:text-style-name="P1" draw:layer="layout" svg:width="0.284cm" svg:height="0.414cm" svg:x="1.532cm" svg:y="1.358cm">
          <draw:image xlink:href="Pictures/20000001000000CC00000129F4ED7D24.svm" xlink:type="simple" xlink:show="embed" xlink:actuate="onLoad">
            <text:p/>
          </draw:image>
        </draw:frame>
        <draw:frame draw:style-name="gr3" draw:text-style-name="P1" draw:layer="layout" svg:width="0.804cm" svg:height="0.431cm" svg:x="2.64cm" svg:y="1.35cm">
          <draw:image xlink:href="Pictures/200000010000023F000001358C0EADEA.svm" xlink:type="simple" xlink:show="embed" xlink:actuate="onLoad">
            <text:p/>
          </draw:image>
        </draw:frame>
        <draw:frame draw:style-name="gr4" draw:text-style-name="P1" draw:layer="layout" svg:width="0.378cm" svg:height="0.301cm" svg:x="4.506cm" svg:y="1.415cm">
          <draw:image xlink:href="Pictures/200000010000010F000000D85E522DB8.svm" xlink:type="simple" xlink:show="embed" xlink:actuate="onLoad">
            <text:p/>
          </draw:image>
        </draw:frame>
        <draw:frame draw:style-name="gr5" draw:text-style-name="P1" draw:layer="layout" svg:width="0.361cm" svg:height="0.337cm" svg:x="2.332cm" svg:y="0.377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54cm" svg:height="0.361cm" svg:x="9.519cm" svg:y="0.377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54cm" svg:height="0.337cm" svg:x="5.914cm" svg:y="2.275cm">
          <draw:image xlink:href="Pictures/20000001000000FE000000F2E11C61C7.svm" xlink:type="simple" xlink:show="embed" xlink:actuate="onLoad">
            <text:p/>
          </draw:image>
        </draw:frame>
        <draw:frame draw:style-name="gr8" draw:text-style-name="P1" draw:layer="layout" svg:width="0.644cm" svg:height="0.414cm" svg:x="7.005cm" svg:y="1.358cm">
          <draw:image xlink:href="Pictures/20000001000001CD000001292BF874FE.svm" xlink:type="simple" xlink:show="embed" xlink:actuate="onLoad">
            <text:p/>
          </draw:image>
        </draw:frame>
        <draw:line draw:style-name="gr9" draw:text-style-name="P1" draw:layer="layout" svg:x1="5.457cm" svg:y1="1.78cm" svg:x2="5.457cm" svg:y2="1.35cm">
          <text:p/>
        </draw:line>
        <draw:frame draw:style-name="gr10" draw:text-style-name="P1" draw:layer="layout" svg:width="0.33cm" svg:height="0.414cm" svg:x="5.605cm" svg:y="1.358cm">
          <draw:image xlink:href="Pictures/20000001000000ED00000129CBC32BD1.svm" xlink:type="simple" xlink:show="embed" xlink:actuate="onLoad">
            <text:p/>
          </draw:image>
        </draw:frame>
        <draw:line draw:style-name="gr9" draw:text-style-name="P1" draw:layer="layout" svg:x1="10.445cm" svg:y1="1.35cm" svg:x2="10.445cm" svg:y2="1.78cm">
          <text:p/>
        </draw:line>
        <draw:frame draw:style-name="gr11" draw:text-style-name="P1" draw:layer="layout" svg:width="0.804cm" svg:height="0.431cm" svg:x="8.192cm" svg:y="1.35cm">
          <draw:image xlink:href="Pictures/200000010000023F00000135B9F501A9.svm" xlink:type="simple" xlink:show="embed" xlink:actuate="onLoad">
            <text:p/>
          </draw:image>
        </draw:frame>
        <draw:frame draw:style-name="gr12" draw:text-style-name="P1" draw:layer="layout" svg:width="0.407cm" svg:height="0.407cm" svg:x="10.597cm" svg:y="1.337cm">
          <draw:image xlink:href="Pictures/200000010000012400000124B71AD160.svm" xlink:type="simple" xlink:show="embed" xlink:actuate="onLoad">
            <text:p/>
          </draw:image>
        </draw:frame>
        <draw:line draw:style-name="gr9" draw:text-style-name="P1" draw:layer="layout" svg:x1="8.452cm" svg:y1="0.614cm" svg:x2="8.022cm" svg:y2="0.614cm">
          <text:p/>
        </draw:line>
        <draw:frame draw:style-name="gr13" draw:text-style-name="P1" draw:layer="layout" svg:width="0.33cm" svg:height="0.414cm" svg:x="8.56cm" svg:y="0.327cm">
          <draw:image xlink:href="Pictures/20000001000000ED0000012970302B2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12T13:46:52</dc:date>
    <dc:creator>kkk </dc:creator>
    <meta:editing-duration>PT1H44M6S</meta:editing-duration>
    <meta:editing-cycles>8</meta:editing-cycles>
    <meta:generator>LibreOffice/3.3$Linux LibreOffice_project/330m19$Build-401</meta:generator>
    <meta:document-statistic meta:object-count="15"/>
  </office:meta>
</office:document-meta>
</file>